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696cm"/>
    </style:style>
    <style:style style:name="gr5" style:family="graphic" style:parent-style-name="standard">
      <style:graphic-properties draw:stroke="none" draw:marker-end="Arrow" draw:fill="none" fo:min-height="0.934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w Cen MT" fo:font-size="12pt" style:font-size-asian="12pt" style:font-size-complex="12pt"/>
    </style:style>
    <style:style style:name="T1" style:family="text">
      <style:text-properties style:font-name="Tw Cen MT" fo:font-size="12pt" style:font-size-asian="12pt" style:font-size-complex="12pt"/>
    </style:style>
    <style:style style:name="T2" style:family="text">
      <style:text-properties style:font-name="Tw Cen M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2.7cm" svg:x="2.7cm" svg:y="7.7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cm" svg:y1="8.8cm" svg:x2="11.5cm" svg:y2="8.8cm">
          <text:p/>
        </draw:line>
        <draw:line draw:style-name="gr2" draw:text-style-name="P2" draw:layer="layout" svg:x1="8.1cm" svg:y1="8.4cm" svg:x2="11.5cm" svg:y2="8.4cm">
          <text:p/>
        </draw:line>
        <draw:line draw:style-name="gr2" draw:text-style-name="P2" draw:layer="layout" svg:x1="8.1cm" svg:y1="9.2cm" svg:x2="11.5cm" svg:y2="9.2cm">
          <text:p/>
        </draw:line>
        <draw:line draw:style-name="gr2" draw:text-style-name="P2" draw:layer="layout" svg:x1="8.1cm" svg:y1="10cm" svg:x2="11.5cm" svg:y2="10cm">
          <text:p/>
        </draw:line>
        <draw:custom-shape draw:style-name="gr3" draw:text-style-name="P3" draw:layer="layout" svg:width="1.1cm" svg:height="2.3cm" svg:x="7.2cm" svg:y="8cm">
          <text:p text:style-name="P2"><text:span text:style-name="T1">n-bit</text:span></text:p>
          <text:p text:style-name="P2"><text:span text:style-name="T1">port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117cm" svg:height="0.946cm" svg:x="2.783cm" svg:y="8.654cm">
          <draw:text-box>
            <text:p text:style-name="P2"><text:span text:style-name="T2">xCORE device</text:span></text:p>
          </draw:text-box>
        </draw:frame>
        <draw:frame draw:style-name="gr5" draw:text-style-name="P2" draw:layer="layout" svg:width="1.268cm" svg:height="1.184cm" svg:x="10.232cm" svg:y="9.116cm">
          <draw:text-box>
            <text:p text:style-name="P2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4T20:27:35.901203226</dc:date>
    <dc:creator>David Lacey</dc:creator>
    <meta:generator>LibreOffice/4.2.7.2$Linux_X86_64 LibreOffice_project/420m0$Build-2</meta:generator>
    <meta:editing-duration>PT33S</meta:editing-duration>
    <meta:editing-cycles>2</meta:editing-cycles>
    <meta:document-statistic meta:object-count="8"/>
  </office:meta>
</office:document-meta>
</file>